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2-27T14:40:12.716343488</meta:creation-date>
    <dc:date>2014-02-27T14:40:24.270819258</dc:date>
    <dc:creator>Miklos Vajna</dc:creator>
    <meta:editing-duration>P0D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4.3.0.0.alpha0$Linux_X86_64 LibreOffice_project/bdc3b2cc76548cb2d2694a8928cb715d7a6f0dc2</meta:generator>
  </office:meta>
</office:document-meta>
</file>